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6mm"/>
    </style:style>
    <style:style style:name="co2" style:family="table-column">
      <style:table-column-properties fo:break-before="auto" style:column-width="44.49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5.82mm"/>
    </style:style>
    <style:style style:name="co7" style:family="table-column">
      <style:table-column-properties fo:break-before="auto" style:column-width="38.2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88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29.28mm"/>
    </style:style>
    <style:style style:name="co12" style:family="table-column">
      <style:table-column-properties fo:break-before="auto" style:column-width="50.71mm"/>
    </style:style>
    <style:style style:name="co13" style:family="table-column">
      <style:table-column-properties fo:break-before="auto" style:column-width="54.59mm"/>
    </style:style>
    <style:style style:name="co14" style:family="table-column">
      <style:table-column-properties fo:break-before="auto" style:column-width="76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</office:automatic-styles>
  <office:body>
    <office:spreadsheet>
      <table:calculation-settings table:null-year="1940"/>
      <table:table table:name="Locomotiv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table:formula="of:=9.1/2" office:value-type="float" office:value="4.55" calcext:value-type="float">
            <text:p>4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5" calcext:value-type="percentage">
            <text:p>8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21043.75" calcext:value-type="float">
            <text:p>21044</text:p>
          </table:table-cell>
          <table:table-cell table:formula="of:=([.E2]/8)*(1+[.H2])*10000*[.F2]" office:value-type="float" office:value="0" calcext:value-type="float">
            <text:p>0</text:p>
          </table:table-cell>
          <table:table-cell table:formula="of:=[.J2]+[.I2]" office:value-type="float" office:value="21043.75" calcext:value-type="float">
            <text:p>210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phenson Dodd Patent</text:p>
          </table:table-cell>
          <table:table-cell table:formula="of:=7.1/2" office:value-type="float" office:value="3.55" calcext:value-type="float">
            <text:p>3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15975" calcext:value-type="float">
            <text:p>15975</text:p>
          </table:table-cell>
          <table:table-cell table:formula="of:=([.E3]/8)*(1+[.H3])*10000*[.F3]" office:value-type="float" office:value="0" calcext:value-type="float">
            <text:p>0</text:p>
          </table:table-cell>
          <table:table-cell table:formula="of:=[.J3]+[.I3]" office:value-type="float" office:value="15975" calcext:value-type="float">
            <text:p>159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phenson improved</text:p>
          </table:table-cell>
          <table:table-cell table:formula="of:=7.2/2"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15300" calcext:value-type="float">
            <text:p>15300</text:p>
          </table:table-cell>
          <table:table-cell table:formula="of:=([.E4]/8)*(1+[.H4])*10000*[.F4]" office:value-type="float" office:value="0" calcext:value-type="float">
            <text:p>0</text:p>
          </table:table-cell>
          <table:table-cell table:formula="of:=[.J4]+[.I4]" office:value-type="float" office:value="15300" calcext:value-type="float">
            <text:p>153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table:formula="of:=8.5/2" office:value-type="float" office:value="4.25" calcext:value-type="float">
            <text:p>4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17637.5" calcext:value-type="float">
            <text:p>17638</text:p>
          </table:table-cell>
          <table:table-cell table:formula="of:=([.E5]/8)*(1+[.H5])*10000*[.F5]" office:value-type="float" office:value="0" calcext:value-type="float">
            <text:p>0</text:p>
          </table:table-cell>
          <table:table-cell table:formula="of:=[.J5]+[.I5]" office:value-type="float" office:value="17637.5" calcext:value-type="float">
            <text:p>1763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ancashire Witch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15312.5" calcext:value-type="float">
            <text:p>15313</text:p>
          </table:table-cell>
          <table:table-cell table:formula="of:=([.E6]/8)*(1+[.H6])*10000*[.F6]" office:value-type="float" office:value="0" calcext:value-type="float">
            <text:p>0</text:p>
          </table:table-cell>
          <table:table-cell table:formula="of:=[.J6]+[.I6]" office:value-type="float" office:value="15312.5" calcext:value-type="float">
            <text:p>15313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6225" calcext:value-type="float">
            <text:p>6225</text:p>
          </table:table-cell>
          <table:table-cell table:formula="of:=([.E7]/8)*(1+[.H7])*10000*[.F7]" office:value-type="float" office:value="3150" calcext:value-type="float">
            <text:p>3150</text:p>
          </table:table-cell>
          <table:table-cell table:formula="of:=[.J7]+[.I7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anspaiel</text:p>
          </table:table-cell>
          <table:table-cell table:formula="of:=4.852/2" office:value-type="float" office:value="2.426" calcext:value-type="float">
            <text:p>2.4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10613.75" calcext:value-type="float">
            <text:p>10614</text:p>
          </table:table-cell>
          <table:table-cell table:formula="of:=([.E8]/8)*(1+[.H8])*10000*[.F8]" office:value-type="float" office:value="0" calcext:value-type="float">
            <text:p>0</text:p>
          </table:table-cell>
          <table:table-cell table:formula="of:=[.J8]+[.I8]" office:value-type="float" office:value="10613.75" calcext:value-type="float">
            <text:p>10614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8300" calcext:value-type="float">
            <text:p>8300</text:p>
          </table:table-cell>
          <table:table-cell table:formula="of:=([.E9]/8)*(1+[.H9])*10000*[.F9]" office:value-type="float" office:value="6300" calcext:value-type="float">
            <text:p>6300</text:p>
          </table:table-cell>
          <table:table-cell table:formula="of:=[.J9]+[.I9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table:formula="of:=10.1/2" office:value-type="float" office:value="5.05" calcext:value-type="float">
            <text:p>5.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20957.5" calcext:value-type="float">
            <text:p>20958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20957.5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6225" calcext:value-type="float">
            <text:p>6225</text:p>
          </table:table-cell>
          <table:table-cell table:formula="of:=([.E11]/8)*(1+[.H11])*10000*[.F11]" office:value-type="float" office:value="18900" calcext:value-type="float">
            <text:p>18900</text:p>
          </table:table-cell>
          <table:table-cell table:formula="of:=[.J11]+[.I11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tevenson Good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20750" calcext:value-type="float">
            <text:p>20750</text:p>
          </table:table-cell>
          <table:table-cell table:formula="of:=([.E12]/8)*(1+[.H12])*10000*[.F12]" office:value-type="float" office:value="6615" calcext:value-type="float">
            <text:p>6615</text:p>
          </table:table-cell>
          <table:table-cell table:formula="of:=[.J12]+[.I12]" office:value-type="float" office:value="27365" calcext:value-type="float">
            <text:p>27365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24900" calcext:value-type="float">
            <text:p>24900</text:p>
          </table:table-cell>
          <table:table-cell table:formula="of:=([.E13]/8)*(1+[.H13])*10000*[.F13]" office:value-type="float" office:value="7087.5" calcext:value-type="float">
            <text:p>7088</text:p>
          </table:table-cell>
          <table:table-cell table:formula="of:=[.J13]+[.I13]" office:value-type="float" office:value="31987.5" calcext:value-type="float">
            <text:p>31988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11333.3333333333" calcext:value-type="float">
            <text:p>11333</text:p>
          </table:table-cell>
          <table:table-cell table:formula="of:=([.E14]/8)*(1+[.H14])*10000*[.F14]" office:value-type="float" office:value="16800" calcext:value-type="float">
            <text:p>16800</text:p>
          </table:table-cell>
          <table:table-cell table:formula="of:=[.J14]+[.I14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29050" calcext:value-type="float">
            <text:p>29050</text:p>
          </table:table-cell>
          <table:table-cell table:formula="of:=([.E15]/8)*(1+[.H15])*10000*[.F15]" office:value-type="float" office:value="4725" calcext:value-type="float">
            <text:p>4725</text:p>
          </table:table-cell>
          <table:table-cell table:formula="of:=[.J15]+[.I15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19687.5" calcext:value-type="float">
            <text:p>19688</text:p>
          </table:table-cell>
          <table:table-cell table:formula="of:=([.E16]/8)*(1+[.H16])*10000*[.F16]" office:value-type="float" office:value="14175" calcext:value-type="float">
            <text:p>14175</text:p>
          </table:table-cell>
          <table:table-cell table:formula="of:=[.J16]+[.I16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5629.25" calcext:value-type="float">
            <text:p>45629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53970.75" calcext:value-type="float">
            <text:p>53971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8675" calcext:value-type="float">
            <text:p>18675</text:p>
          </table:table-cell>
          <table:table-cell table:formula="of:=([.E19]/8)*(1+[.H19])*10000*[.F19]" office:value-type="float" office:value="17482.5" calcext:value-type="float">
            <text:p>17483</text:p>
          </table:table-cell>
          <table:table-cell table:formula="of:=[.J19]+[.I19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0])/[.F20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18675" calcext:value-type="float">
            <text:p>18675</text:p>
          </table:table-cell>
          <table:table-cell table:formula="of:=([.E20]/8)*(1+[.H20])*10000*[.F20]" office:value-type="float" office:value="17955" calcext:value-type="float">
            <text:p>17955</text:p>
          </table:table-cell>
          <table:table-cell table:formula="of:=[.J20]+[.I20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66420.75" calcext:value-type="float">
            <text:p>66421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41500" calcext:value-type="float">
            <text:p>41500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41500" calcext:value-type="float">
            <text:p>4150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24]*[.D24]))/[.F2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37800" calcext:value-type="float">
            <text:p>37800</text:p>
          </table:table-cell>
          <table:table-cell table:formula="of:=([.E24]/8)*(1+[.H24])*10000*[.F24]" office:value-type="float" office:value="7875" calcext:value-type="float">
            <text:p>7875</text:p>
          </table:table-cell>
          <table:table-cell table:formula="of:=[.J24]+[.I24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45650" calcext:value-type="float">
            <text:p>45650</text:p>
          </table:table-cell>
          <table:table-cell table:formula="of:=([.E25]/8)*(1+[.H25])*10000*[.F25]" office:value-type="float" office:value="0" calcext:value-type="float">
            <text:p>0</text:p>
          </table:table-cell>
          <table:table-cell table:formula="of:=[.J25]+[.I25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56025" calcext:value-type="float">
            <text:p>56025</text:p>
          </table:table-cell>
          <table:table-cell table:formula="of:=([.E26]/8)*(1+[.H26])*10000*[.F26]" office:value-type="float" office:value="0" calcext:value-type="float">
            <text:p>0</text:p>
          </table:table-cell>
          <table:table-cell table:formula="of:=[.J26]+[.I26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33200" calcext:value-type="float">
            <text:p>33200</text:p>
          </table:table-cell>
          <table:table-cell table:formula="of:=([.E27]/8)*(1+[.H27])*10000*[.F27]" office:value-type="float" office:value="31500" calcext:value-type="float">
            <text:p>31500</text:p>
          </table:table-cell>
          <table:table-cell table:formula="of:=[.J27]+[.I27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34583.3333333333" calcext:value-type="float">
            <text:p>34583</text:p>
          </table:table-cell>
          <table:table-cell table:formula="of:=([.E28]/8)*(1+[.H28])*10000*[.F28]" office:value-type="float" office:value="13125" calcext:value-type="float">
            <text:p>13125</text:p>
          </table:table-cell>
          <table:table-cell table:formula="of:=[.J28]+[.I28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29]*[.D29]))/[.F29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22050" calcext:value-type="float">
            <text:p>22050</text:p>
          </table:table-cell>
          <table:table-cell table:formula="of:=([.E29]/8)*(1+[.H29])*10000*[.F29]" office:value-type="float" office:value="39375" calcext:value-type="float">
            <text:p>39375</text:p>
          </table:table-cell>
          <table:table-cell table:formula="of:=[.J29]+[.I29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66400" calcext:value-type="float">
            <text:p>66400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67437.5" calcext:value-type="float">
            <text:p>67438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32]*[.D32]))/[.F3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47250" calcext:value-type="float">
            <text:p>47250</text:p>
          </table:table-cell>
          <table:table-cell table:formula="of:=([.E32]/8)*(1+[.H32])*10000*[.F32]" office:value-type="float" office:value="18900" calcext:value-type="float">
            <text:p>18900</text:p>
          </table:table-cell>
          <table:table-cell table:formula="of:=[.J32]+[.I32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53327.5" calcext:value-type="float">
            <text:p>53328</text:p>
          </table:table-cell>
          <table:table-cell table:formula="of:=([.E33]/8)*(1+[.H33])*10000*[.F33]" office:value-type="float" office:value="0" calcext:value-type="float">
            <text:p>0</text:p>
          </table:table-cell>
          <table:table-cell table:formula="of:=[.J33]+[.I33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70875" calcext:value-type="float">
            <text:p>70875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56700" calcext:value-type="float">
            <text:p>56700</text:p>
          </table:table-cell>
          <table:table-cell table:formula="of:=([.E35]/8)*(1+[.H35])*10000*[.F35]" office:value-type="float" office:value="0" calcext:value-type="float">
            <text:p>0</text:p>
          </table:table-cell>
          <table:table-cell table:formula="of:=[.J35]+[.I35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45150" calcext:value-type="float">
            <text:p>45150</text:p>
          </table:table-cell>
          <table:table-cell table:formula="of:=([.E36]/8)*(1+[.H36])*10000*[.F36]" office:value-type="float" office:value="33862.5" calcext:value-type="float">
            <text:p>33863</text:p>
          </table:table-cell>
          <table:table-cell table:formula="of:=[.J36]+[.I36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61425" calcext:value-type="float">
            <text:p>61425</text:p>
          </table:table-cell>
          <table:table-cell table:formula="of:=([.E37]/8)*(1+[.H37])*10000*[.F37]" office:value-type="float" office:value="0" calcext:value-type="float">
            <text:p>0</text:p>
          </table:table-cell>
          <table:table-cell table:formula="of:=[.J37]+[.I37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51975" calcext:value-type="float">
            <text:p>51975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70875" calcext:value-type="float">
            <text:p>70875</text:p>
          </table:table-cell>
          <table:table-cell table:formula="of:=([.E39]/8)*(1+[.H39])*10000*[.F39]" office:value-type="float" office:value="0" calcext:value-type="float">
            <text:p>0</text:p>
          </table:table-cell>
          <table:table-cell table:formula="of:=[.J39]+[.I39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61425" calcext:value-type="float">
            <text:p>61425</text:p>
          </table:table-cell>
          <table:table-cell table:formula="of:=([.E40]/8)*(1+[.H40])*10000*[.F40]" office:value-type="float" office:value="0" calcext:value-type="float">
            <text:p>0</text:p>
          </table:table-cell>
          <table:table-cell table:formula="of:=[.J40]+[.I40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59850" calcext:value-type="float">
            <text:p>59850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63000" calcext:value-type="float">
            <text:p>6300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43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69300" calcext:value-type="float">
            <text:p>69300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63000" calcext:value-type="float">
            <text:p>63000</text:p>
          </table:table-cell>
          <table:table-cell table:formula="of:=([.E44]/8)*(1+[.H44])*10000*[.F44]" office:value-type="float" office:value="0" calcext:value-type="float">
            <text:p>0</text:p>
          </table:table-cell>
          <table:table-cell table:formula="of:=[.J44]+[.I44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3000" calcext:value-type="float">
            <text:p>63000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6]*[.D46]))/[.F46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50400" calcext:value-type="float">
            <text:p>50400</text:p>
          </table:table-cell>
          <table:table-cell table:formula="of:=([.E46]/8)*(1+[.H46])*10000*[.F46]" office:value-type="float" office:value="27405" calcext:value-type="float">
            <text:p>27405</text:p>
          </table:table-cell>
          <table:table-cell table:formula="of:=[.J46]+[.I46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60795" calcext:value-type="float">
            <text:p>60795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48]/8)*(IF([.C48]&lt;11;(1+[.G48]);(1+[.H48])))*10000*[.D48]" office:value-type="float" office:value="70125" calcext:value-type="float">
            <text:p>70125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49]*[.D49]))/[.F49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49]/8)*(IF([.C49]&lt;11;(1+[.G49]);(1+[.H49])))*10000*[.D49]" office:value-type="float" office:value="37500" calcext:value-type="float">
            <text:p>37500</text:p>
          </table:table-cell>
          <table:table-cell table:formula="of:=([.E49]/8)*(1+[.H49])*10000*[.F49]" office:value-type="float" office:value="31250" calcext:value-type="float">
            <text:p>31250</text:p>
          </table:table-cell>
          <table:table-cell table:formula="of:=[.J49]+[.I49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77175" calcext:value-type="float">
            <text:p>77175</text:p>
          </table:table-cell>
          <table:table-cell table:formula="of:=([.E50]/8)*(1+[.H50])*10000*[.F50]" office:value-type="float" office:value="0" calcext:value-type="float">
            <text:p>0</text:p>
          </table:table-cell>
          <table:table-cell table:formula="of:=[.J50]+[.I50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1]/8)*(IF([.C51]&lt;11;(1+[.G51]);(1+[.H51])))*10000*[.D51]" office:value-type="float" office:value="66250" calcext:value-type="float">
            <text:p>66250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2]*[.D52]))/[.F52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2]/8)*(IF([.C52]&lt;11;(1+[.G52]);(1+[.H52])))*10000*[.D52]" office:value-type="float" office:value="40000" calcext:value-type="float">
            <text:p>40000</text:p>
          </table:table-cell>
          <table:table-cell table:formula="of:=([.E52]/8)*(1+[.H52])*10000*[.F52]" office:value-type="float" office:value="28750" calcext:value-type="float">
            <text:p>28750</text:p>
          </table:table-cell>
          <table:table-cell table:formula="of:=[.J52]+[.I52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53]*[.D53]))/[.F53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3]/8)*(IF([.C53]&lt;11;(1+[.G53]);(1+[.H53])))*10000*[.D53]" office:value-type="float" office:value="75600" calcext:value-type="float">
            <text:p>75600</text:p>
          </table:table-cell>
          <table:table-cell table:formula="of:=([.E53]/8)*(1+[.H53])*10000*[.F53]" office:value-type="float" office:value="11025" calcext:value-type="float">
            <text:p>11025</text:p>
          </table:table-cell>
          <table:table-cell table:formula="of:=[.J53]+[.I53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R 2631 class</text:p>
          </table:table-cell>
          <table:table-cell office:value-type="float" office:value="19.7494118" calcext:value-type="float">
            <text:p>19.7494118</text:p>
          </table:table-cell>
          <table:table-cell office:value-type="float" office:value="2" calcext:value-type="float">
            <text:p>2</text:p>
          </table:table-cell>
          <table:table-cell table:formula="of:=(60.5-([.C54]*[.D54]))/[.F54]" office:value-type="float" office:value="10.5005882" calcext:value-type="float">
            <text:p>10.50058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4]/8)*(IF([.C54]&lt;11;(1+[.G54]);(1+[.H54])))*10000*[.D54]" office:value-type="float" office:value="54310.88245" calcext:value-type="float">
            <text:p>54311</text:p>
          </table:table-cell>
          <table:table-cell table:formula="of:=([.E54]/8)*(1+[.H54])*10000*[.F54]" office:value-type="float" office:value="28876.61755" calcext:value-type="float">
            <text:p>28877</text:p>
          </table:table-cell>
          <table:table-cell table:formula="of:=[.J54]+[.I54]" office:value-type="float" office:value="83187.5" calcext:value-type="float">
            <text:p>83188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55]*[.D55]))/[.F55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5]/8)*(IF([.C55]&lt;11;(1+[.G55]);(1+[.H55])))*10000*[.D55]" office:value-type="float" office:value="78750" calcext:value-type="float">
            <text:p>78750</text:p>
          </table:table-cell>
          <table:table-cell table:formula="of:=([.E55]/8)*(1+[.H55])*10000*[.F55]" office:value-type="float" office:value="19687.5" calcext:value-type="float">
            <text:p>19688</text:p>
          </table:table-cell>
          <table:table-cell table:formula="of:=[.J55]+[.I55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6]/8)*(IF([.C56]&lt;11;(1+[.G56]);(1+[.H56])))*10000*[.D56]" office:value-type="float" office:value="85050" calcext:value-type="float">
            <text:p>85050</text:p>
          </table:table-cell>
          <table:table-cell table:formula="of:=([.E56]/8)*(1+[.H56])*10000*[.F56]" office:value-type="float" office:value="29925" calcext:value-type="float">
            <text:p>29925</text:p>
          </table:table-cell>
          <table:table-cell table:formula="of:=[.J56]+[.I56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MR 1000 Class</text:p>
          </table:table-cell>
          <table:table-cell office:value-type="float" office:value="19.863715" calcext:value-type="float">
            <text:p>19.863715</text:p>
          </table:table-cell>
          <table:table-cell office:value-type="float" office:value="2" calcext:value-type="float">
            <text:p>2</text:p>
          </table:table-cell>
          <table:table-cell table:formula="of:=(60.9-([.C57]*[.D57]))/[.F57]" office:value-type="float" office:value="10.586285" calcext:value-type="float">
            <text:p>10.5862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54625.21625" calcext:value-type="float">
            <text:p>54625</text:p>
          </table:table-cell>
          <table:table-cell table:formula="of:=([.E57]/8)*(1+[.H57])*10000*[.F57]" office:value-type="float" office:value="29112.28375" calcext:value-type="float">
            <text:p>29112</text:p>
          </table:table-cell>
          <table:table-cell table:formula="of:=[.J57]+[.I57]" office:value-type="float" office:value="83737.5" calcext:value-type="float">
            <text:p>83738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58]/8)*(IF([.C58]&lt;11;(1+[.G58]);(1+[.H58])))*10000*[.D58]" office:value-type="float" office:value="78750" calcext:value-type="float">
            <text:p>78750</text:p>
          </table:table-cell>
          <table:table-cell table:formula="of:=([.E58]/8)*(1+[.H58])*10000*[.F58]" office:value-type="float" office:value="0" calcext:value-type="float">
            <text:p>0</text:p>
          </table:table-cell>
          <table:table-cell table:formula="of:=[.J58]+[.I58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59]*[.D59]))/[.F59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59]/8)*(IF([.C59]&lt;11;(1+[.G59]);(1+[.H59])))*10000*[.D59]" office:value-type="float" office:value="78750" calcext:value-type="float">
            <text:p>78750</text:p>
          </table:table-cell>
          <table:table-cell table:formula="of:=([.E59]/8)*(1+[.H59])*10000*[.F59]" office:value-type="float" office:value="24937.5" calcext:value-type="float">
            <text:p>24938</text:p>
          </table:table-cell>
          <table:table-cell table:formula="of:=[.J59]+[.I59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MR 1000 Class (s/h)</text:p>
          </table:table-cell>
          <table:table-cell office:value-type="float" office:value="19.91452" calcext:value-type="float">
            <text:p>19.91452</text:p>
          </table:table-cell>
          <table:table-cell office:value-type="float" office:value="2" calcext:value-type="float">
            <text:p>2</text:p>
          </table:table-cell>
          <table:table-cell table:formula="of:=(62.6-([.C60]*[.D60]))/[.F60]" office:value-type="float" office:value="11.38548" calcext:value-type="float">
            <text:p>11.385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0]/8)*(IF([.C60]&lt;11;(1+[.G60]);(1+[.H60])))*10000*[.D60]" office:value-type="float" office:value="54764.93" calcext:value-type="float">
            <text:p>54765</text:p>
          </table:table-cell>
          <table:table-cell table:formula="of:=([.E60]/8)*(1+[.H60])*10000*[.F60]" office:value-type="float" office:value="31310.07" calcext:value-type="float">
            <text:p>31310</text:p>
          </table:table-cell>
          <table:table-cell table:formula="of:=[.J60]+[.I60]" office:value-type="float" office:value="86075" calcext:value-type="float">
            <text:p>860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61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1]/8)*(IF([.C61]&lt;11;(1+[.G61]);(1+[.H61])))*10000*[.D61]" office:value-type="float" office:value="85050" calcext:value-type="float">
            <text:p>85050</text:p>
          </table:table-cell>
          <table:table-cell table:formula="of:=([.E61]/8)*(1+[.H61])*10000*[.F61]" office:value-type="float" office:value="34650" calcext:value-type="float">
            <text:p>34650</text:p>
          </table:table-cell>
          <table:table-cell table:formula="of:=[.J61]+[.I61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62]*[.D62]))/[.F62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83737.5" calcext:value-type="float">
            <text:p>83738</text:p>
          </table:table-cell>
          <table:table-cell table:formula="of:=([.E62]/8)*(1+[.H62])*10000*[.F62]" office:value-type="float" office:value="43862.5" calcext:value-type="float">
            <text:p>43863</text:p>
          </table:table-cell>
          <table:table-cell table:formula="of:=[.J62]+[.I62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ECR N1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64-([.C63]*[.D63]))/[.F63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3]/8)*(IF([.C63]&lt;11;(1+[.G63]);(1+[.H63])))*10000*[.D63]" office:value-type="float" office:value="74250" calcext:value-type="float">
            <text:p>74250</text:p>
          </table:table-cell>
          <table:table-cell table:formula="of:=([.E63]/8)*(1+[.H63])*10000*[.F63]" office:value-type="float" office:value="13750" calcext:value-type="float">
            <text:p>13750</text:p>
          </table:table-cell>
          <table:table-cell table:formula="of:=[.J63]+[.I63]" office:value-type="float" office:value="88000" calcext:value-type="float">
            <text:p>88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ECR N Class</text:p>
          </table:table-cell>
          <table:table-cell table:formula="of:=52/3" office:value-type="float" office:value="17.3333333333333" calcext:value-type="float">
            <text:p>17.3333333333</text:p>
          </table:table-cell>
          <table:table-cell office:value-type="float" office:value="3" calcext:value-type="float">
            <text:p>3</text:p>
          </table:table-cell>
          <table:table-cell table:formula="of:=(64-([.C64]*[.D64]))/[.F64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4]/8)*(IF([.C64]&lt;11;(1+[.G64]);(1+[.H64])))*10000*[.D64]" office:value-type="float" office:value="81900" calcext:value-type="float">
            <text:p>81900</text:p>
          </table:table-cell>
          <table:table-cell table:formula="of:=([.E64]/8)*(1+[.H64])*10000*[.F64]" office:value-type="float" office:value="18900" calcext:value-type="float">
            <text:p>18900</text:p>
          </table:table-cell>
          <table:table-cell table:formula="of:=[.J64]+[.I64]" office:value-type="float" office:value="100800" calcext:value-type="float">
            <text:p>100800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65]*[.D65]))/[.F65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5]/8)*(IF([.C65]&lt;11;(1+[.G65]);(1+[.H65])))*10000*[.D65]" office:value-type="float" office:value="78750" calcext:value-type="float">
            <text:p>78750</text:p>
          </table:table-cell>
          <table:table-cell table:formula="of:=([.E65]/8)*(1+[.H65])*10000*[.F65]" office:value-type="float" office:value="27693.75" calcext:value-type="float">
            <text:p>27694</text:p>
          </table:table-cell>
          <table:table-cell table:formula="of:=[.J65]+[.I65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6]/8)*(IF([.C66]&lt;11;(1+[.G66]);(1+[.H66])))*10000*[.D66]" office:value-type="float" office:value="79222.5" calcext:value-type="float">
            <text:p>79223</text:p>
          </table:table-cell>
          <table:table-cell table:formula="of:=([.E66]/8)*(1+[.H66])*10000*[.F66]" office:value-type="float" office:value="0" calcext:value-type="float">
            <text:p>0</text:p>
          </table:table-cell>
          <table:table-cell table:formula="of:=[.J66]+[.I66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7]*[.D67]))/[.F67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7]/8)*(IF([.C67]&lt;11;(1+[.G67]);(1+[.H67])))*10000*[.D67]" office:value-type="float" office:value="46750" calcext:value-type="float">
            <text:p>46750</text:p>
          </table:table-cell>
          <table:table-cell table:formula="of:=([.E67]/8)*(1+[.H67])*10000*[.F67]" office:value-type="float" office:value="39875" calcext:value-type="float">
            <text:p>39875</text:p>
          </table:table-cell>
          <table:table-cell table:formula="of:=[.J67]+[.I67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8]*[.D68]))/[.F68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8]/8)*(IF([.C68]&lt;11;(1+[.G68]);(1+[.H68])))*10000*[.D68]" office:value-type="float" office:value="82687.5" calcext:value-type="float">
            <text:p>82688</text:p>
          </table:table-cell>
          <table:table-cell table:formula="of:=([.E68]/8)*(1+[.H68])*10000*[.F68]" office:value-type="float" office:value="26250" calcext:value-type="float">
            <text:p>26250</text:p>
          </table:table-cell>
          <table:table-cell table:formula="of:=[.J68]+[.I68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69]*[.D69]))/[.F6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60500" calcext:value-type="float">
            <text:p>60500</text:p>
          </table:table-cell>
          <table:table-cell table:formula="of:=([.E69]/8)*(1+[.H69])*10000*[.F69]" office:value-type="float" office:value="28875" calcext:value-type="float">
            <text:p>28875</text:p>
          </table:table-cell>
          <table:table-cell table:formula="of:=[.J69]+[.I69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70]*[.D70])/[.F70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0]/8)*(IF([.C70]&lt;11;(1+[.G70]);(1+[.H70])))*10000*[.D70]" office:value-type="float" office:value="89775" calcext:value-type="float">
            <text:p>89775</text:p>
          </table:table-cell>
          <table:table-cell table:formula="of:=([.E70]/8)*(1+[.H70])*10000*[.F70]" office:value-type="float" office:value="28350" calcext:value-type="float">
            <text:p>28350</text:p>
          </table:table-cell>
          <table:table-cell table:formula="of:=[.J70]+[.I70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1]*[.D71]))/[.F71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1]/8)*(IF([.C71]&lt;11;(1+[.G71]);(1+[.H71])))*10000*[.D71]" office:value-type="float" office:value="86625" calcext:value-type="float">
            <text:p>86625</text:p>
          </table:table-cell>
          <table:table-cell table:formula="of:=([.E71]/8)*(1+[.H71])*10000*[.F71]" office:value-type="float" office:value="32025" calcext:value-type="float">
            <text:p>32025</text:p>
          </table:table-cell>
          <table:table-cell table:formula="of:=[.J71]+[.I71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2]*[.D72]))/[.F72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82500" calcext:value-type="float">
            <text:p>82500</text:p>
          </table:table-cell>
          <table:table-cell table:formula="of:=([.E72]/8)*(1+[.H72])*10000*[.F72]" office:value-type="float" office:value="36162.5" calcext:value-type="float">
            <text:p>36163</text:p>
          </table:table-cell>
          <table:table-cell table:formula="of:=[.J72]+[.I72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73]*[.D73]))/[.F73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3]/8)*(IF([.C73]&lt;11;(1+[.G73]);(1+[.H73])))*10000*[.D73]" office:value-type="float" office:value="90956.25" calcext:value-type="float">
            <text:p>90956</text:p>
          </table:table-cell>
          <table:table-cell table:formula="of:=([.E73]/8)*(1+[.H73])*10000*[.F73]" office:value-type="float" office:value="42418.75" calcext:value-type="float">
            <text:p>42419</text:p>
          </table:table-cell>
          <table:table-cell table:formula="of:=[.J73]+[.I73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4]*[.D74]))/[.F74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4]/8)*(IF([.C74]&lt;11;(1+[.G74]);(1+[.H74])))*10000*[.D74]" office:value-type="float" office:value="74250" calcext:value-type="float">
            <text:p>74250</text:p>
          </table:table-cell>
          <table:table-cell table:formula="of:=([.E74]/8)*(1+[.H74])*10000*[.F74]" office:value-type="float" office:value="31625" calcext:value-type="float">
            <text:p>31625</text:p>
          </table:table-cell>
          <table:table-cell table:formula="of:=[.J74]+[.I74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SR U1 Class</text:p>
          </table:table-cell>
          <table:table-cell office:value-type="float" office:value="18.3333333333333" calcext:value-type="float">
            <text:p>18.33333333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75625" calcext:value-type="float">
            <text:p>75625</text:p>
          </table:table-cell>
          <table:table-cell table:formula="of:=([.E75]/8)*(1+[.H75])*10000*[.F75]" office:value-type="float" office:value="13750" calcext:value-type="float">
            <text:p>13750</text:p>
          </table:table-cell>
          <table:table-cell table:formula="of:=[.J75]+[.I75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6]/8)*(IF([.C76]&lt;11;(1+[.G76]);(1+[.H76])))*10000*[.D76]" office:value-type="float" office:value="44100" calcext:value-type="float">
            <text:p>44100</text:p>
          </table:table-cell>
          <table:table-cell table:formula="of:=([.E76]/8)*(1+[.H76])*10000*[.F76]" office:value-type="float" office:value="22050" calcext:value-type="float">
            <text:p>22050</text:p>
          </table:table-cell>
          <table:table-cell table:formula="of:=[.J76]+[.I76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77]*[.D77]))/[.F77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57750" calcext:value-type="float">
            <text:p>57750</text:p>
          </table:table-cell>
          <table:table-cell table:formula="of:=([.E77]/8)*(1+[.H77])*10000*[.F77]" office:value-type="float" office:value="35750" calcext:value-type="float">
            <text:p>35750</text:p>
          </table:table-cell>
          <table:table-cell table:formula="of:=[.J77]+[.I77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78]*[.D78]))/[.F7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8]/8)*(IF([.C78]&lt;11;(1+[.G78]);(1+[.H78])))*10000*[.D78]" office:value-type="float" office:value="82500" calcext:value-type="float">
            <text:p>82500</text:p>
          </table:table-cell>
          <table:table-cell table:formula="of:=([.E78]/8)*(1+[.H78])*10000*[.F78]" office:value-type="float" office:value="28875" calcext:value-type="float">
            <text:p>28875</text:p>
          </table:table-cell>
          <table:table-cell table:formula="of:=[.J78]+[.I7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9]*[.D79]))/[.F79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9]/8)*(IF([.C79]&lt;11;(1+[.G79]);(1+[.H79])))*10000*[.D79]" office:value-type="float" office:value="82687.5" calcext:value-type="float">
            <text:p>82688</text:p>
          </table:table-cell>
          <table:table-cell table:formula="of:=([.E79]/8)*(1+[.H79])*10000*[.F79]" office:value-type="float" office:value="56700" calcext:value-type="float">
            <text:p>56700</text:p>
          </table:table-cell>
          <table:table-cell table:formula="of:=[.J79]+[.I79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80]*[.D80]))/[.F80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82500" calcext:value-type="float">
            <text:p>82500</text:p>
          </table:table-cell>
          <table:table-cell table:formula="of:=([.E80]/8)*(1+[.H80])*10000*[.F80]" office:value-type="float" office:value="28875" calcext:value-type="float">
            <text:p>28875</text:p>
          </table:table-cell>
          <table:table-cell table:formula="of:=[.J80]+[.I80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81]*[.D81]))/[.F81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70125" calcext:value-type="float">
            <text:p>70125</text:p>
          </table:table-cell>
          <table:table-cell table:formula="of:=([.E81]/8)*(1+[.H81])*10000*[.F81]" office:value-type="float" office:value="59125" calcext:value-type="float">
            <text:p>59125</text:p>
          </table:table-cell>
          <table:table-cell table:formula="of:=[.J81]+[.I81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82]*[.D82]))/[.F82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110000" calcext:value-type="float">
            <text:p>110000</text:p>
          </table:table-cell>
          <table:table-cell table:formula="of:=([.E82]/8)*(1+[.H82])*10000*[.F82]" office:value-type="float" office:value="37125" calcext:value-type="float">
            <text:p>37125</text:p>
          </table:table-cell>
          <table:table-cell table:formula="of:=[.J82]+[.I82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3]*[.D83]))/[.F83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90750" calcext:value-type="float">
            <text:p>90750</text:p>
          </table:table-cell>
          <table:table-cell table:formula="of:=([.E83]/8)*(1+[.H83])*10000*[.F83]" office:value-type="float" office:value="53075" calcext:value-type="float">
            <text:p>53075</text:p>
          </table:table-cell>
          <table:table-cell table:formula="of:=[.J83]+[.I83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84]*[.D84]))/[.F84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90750" calcext:value-type="float">
            <text:p>90750</text:p>
          </table:table-cell>
          <table:table-cell table:formula="of:=([.E84]/8)*(1+[.H84])*10000*[.F84]" office:value-type="float" office:value="37125" calcext:value-type="float">
            <text:p>37125</text:p>
          </table:table-cell>
          <table:table-cell table:formula="of:=[.J84]+[.I84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85]*[.D85]))/[.F85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5]/8)*(IF([.C85]&lt;11;(1+[.G85]);(1+[.H85])))*10000*[.D85]" office:value-type="float" office:value="74250" calcext:value-type="float">
            <text:p>74250</text:p>
          </table:table-cell>
          <table:table-cell table:formula="of:=([.E85]/8)*(1+[.H85])*10000*[.F85]" office:value-type="float" office:value="37125" calcext:value-type="float">
            <text:p>37125</text:p>
          </table:table-cell>
          <table:table-cell table:formula="of:=[.J85]+[.I85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6]*[.D86]))/[.F86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6]/8)*(IF([.C86]&lt;11;(1+[.G86]);(1+[.H86])))*10000*[.D86]" office:value-type="float" office:value="86625" calcext:value-type="float">
            <text:p>86625</text:p>
          </table:table-cell>
          <table:table-cell table:formula="of:=([.E86]/8)*(1+[.H86])*10000*[.F86]" office:value-type="float" office:value="57487.5" calcext:value-type="float">
            <text:p>57488</text:p>
          </table:table-cell>
          <table:table-cell table:formula="of:=[.J86]+[.I86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87]*[.D87]))/[.F87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7]/8)*(IF([.C87]&lt;11;(1+[.G87]);(1+[.H87])))*10000*[.D87]" office:value-type="float" office:value="78750" calcext:value-type="float">
            <text:p>78750</text:p>
          </table:table-cell>
          <table:table-cell table:formula="of:=([.E87]/8)*(1+[.H87])*10000*[.F87]" office:value-type="float" office:value="41625" calcext:value-type="float">
            <text:p>41625</text:p>
          </table:table-cell>
          <table:table-cell table:formula="of:=[.J87]+[.I87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8]/8)*(IF([.C88]&lt;11;(1+[.G88]);(1+[.H88])))*10000*[.D88]" office:value-type="float" office:value="75600" calcext:value-type="float">
            <text:p>75600</text:p>
          </table:table-cell>
          <table:table-cell table:formula="of:=([.E88]/8)*(1+[.H88])*10000*[.F88]" office:value-type="float" office:value="0" calcext:value-type="float">
            <text:p>0</text:p>
          </table:table-cell>
          <table:table-cell table:formula="of:=[.J88]+[.I88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89]*[.D89]))/[.F89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89]/8)*(IF([.C89]&lt;11;(1+[.G89]);(1+[.H89])))*10000*[.D89]" office:value-type="float" office:value="71250" calcext:value-type="float">
            <text:p>71250</text:p>
          </table:table-cell>
          <table:table-cell table:formula="of:=([.E89]/8)*(1+[.H89])*10000*[.F89]" office:value-type="float" office:value="38000" calcext:value-type="float">
            <text:p>38000</text:p>
          </table:table-cell>
          <table:table-cell table:formula="of:=[.J89]+[.I89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90]*[.D90]))/[.F90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90]/8)*(IF([.C90]&lt;11;(1+[.G90]);(1+[.H90])))*10000*[.D90]" office:value-type="float" office:value="86625" calcext:value-type="float">
            <text:p>86625</text:p>
          </table:table-cell>
          <table:table-cell table:formula="of:=([.E90]/8)*(1+[.H90])*10000*[.F90]" office:value-type="float" office:value="53681.25" calcext:value-type="float">
            <text:p>53681</text:p>
          </table:table-cell>
          <table:table-cell table:formula="of:=[.J90]+[.I90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91]/8)*(IF([.C91]&lt;11;(1+[.G91]);(1+[.H91])))*10000*[.D91]" office:value-type="float" office:value="190250" calcext:value-type="float">
            <text:p>190250</text:p>
          </table:table-cell>
          <table:table-cell table:formula="of:=([.E91]/8)*(1+[.H91])*10000*[.F91]" office:value-type="float" office:value="0" calcext:value-type="float">
            <text:p>0</text:p>
          </table:table-cell>
          <table:table-cell table:formula="of:=[.J91]+[.I91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92]/8)*(IF([.C92]&lt;11;(1+[.G92]);(1+[.H92])))*10000*[.D92]" office:value-type="float" office:value="94500" calcext:value-type="float">
            <text:p>94500</text:p>
          </table:table-cell>
          <table:table-cell table:formula="of:=([.E92]/8)*(1+[.H92])*10000*[.F92]" office:value-type="float" office:value="53392.5" calcext:value-type="float">
            <text:p>53393</text:p>
          </table:table-cell>
          <table:table-cell table:formula="of:=[.J92]+[.I92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93]*[.D93]))/[.F93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93]/8)*(IF([.C93]&lt;11;(1+[.G93]);(1+[.H93])))*10000*[.D93]" office:value-type="float" office:value="115000" calcext:value-type="float">
            <text:p>115000</text:p>
          </table:table-cell>
          <table:table-cell table:formula="of:=([.E93]/8)*(1+[.H93])*10000*[.F93]" office:value-type="float" office:value="7187.5" calcext:value-type="float">
            <text:p>7188</text:p>
          </table:table-cell>
          <table:table-cell table:formula="of:=[.J93]+[.I93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94]*[.D94]))/[.F94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4]/8)*(IF([.C94]&lt;11;(1+[.G94]);(1+[.H94])))*10000*[.D94]" office:value-type="float" office:value="92193.75" calcext:value-type="float">
            <text:p>92194</text:p>
          </table:table-cell>
          <table:table-cell table:formula="of:=([.E94]/8)*(1+[.H94])*10000*[.F94]" office:value-type="float" office:value="49293.75" calcext:value-type="float">
            <text:p>49294</text:p>
          </table:table-cell>
          <table:table-cell table:formula="of:=[.J94]+[.I94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95]*[.D95]))/[.F95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5]/8)*(IF([.C95]&lt;11;(1+[.G95]);(1+[.H95])))*10000*[.D95]" office:value-type="float" office:value="86625" calcext:value-type="float">
            <text:p>86625</text:p>
          </table:table-cell>
          <table:table-cell table:formula="of:=([.E95]/8)*(1+[.H95])*10000*[.F95]" office:value-type="float" office:value="50187.5" calcext:value-type="float">
            <text:p>50188</text:p>
          </table:table-cell>
          <table:table-cell table:formula="of:=[.J95]+[.I95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96]*[.D96]))/[.F96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96]/8)*(IF([.C96]&lt;11;(1+[.G96]);(1+[.H96])))*10000*[.D96]" office:value-type="float" office:value="82500" calcext:value-type="float">
            <text:p>82500</text:p>
          </table:table-cell>
          <table:table-cell table:formula="of:=([.E96]/8)*(1+[.H96])*10000*[.F96]" office:value-type="float" office:value="44825" calcext:value-type="float">
            <text:p>44825</text:p>
          </table:table-cell>
          <table:table-cell table:formula="of:=[.J96]+[.I96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" table:style-name="ta1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Ave. Trains/month</text:p>
          </table:table-cell>
          <table:table-cell table:style-name="ce1" office:value-type="string" calcext:value-type="string">
            <text:p>Ave. wear of train</text:p>
          </table:table-cell>
          <table:table-cell table:style-name="ce1" office:value-type="string" calcext:value-type="string">
            <text:p>Years to last</text:p>
          </table:table-cell>
          <table:table-cell table:style-name="ce5" office:value-type="string" calcext:value-type="string">
            <text:p>Wear capacity</text:p>
          </table:table-cell>
          <table:table-cell table:style-name="ce5" office:value-type="string" calcext:value-type="string">
            <text:p>Wear capacity (10,000ths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formula="of:=[.A2]*[.B2]*12*[.C2]" office:value-type="float" office:value="120" calcext:value-type="float">
            <text:p>120</text:p>
          </table:table-cell>
          <table:table-cell table:formula="of:=[.D2]*10000" office:value-type="float" office:value="1200000" calcext:value-type="float">
            <text:p>1200000</text:p>
          </table:table-cell>
          <table:table-cell table:style-name="ce7" office:value-type="string" calcext:value-type="string">
            <text:p>Waggonway</text:p>
          </table:table-cell>
          <table:table-cell table:style-name="ce8" office:value-type="string" calcext:value-type="string">
            <text:p>This is no longer the value used in game</text:p>
          </table:table-cell>
          <table:table-cell table:style-name="ce1"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A3]*[.B3]*12*[.C3]" office:value-type="float" office:value="864" calcext:value-type="float">
            <text:p>864</text:p>
          </table:table-cell>
          <table:table-cell table:formula="of:=[.D3]*10000" office:value-type="float" office:value="8640000" calcext:value-type="float">
            <text:p>8640000</text:p>
          </table:table-cell>
          <table:table-cell office:value-type="string" calcext:value-type="string">
            <text:p>Cast iron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table:formula="of:=[.A4]*[.B4]*12*[.C4]" office:value-type="float" office:value="2016" calcext:value-type="float">
            <text:p>2016</text:p>
          </table:table-cell>
          <table:table-cell table:formula="of:=[.D4]*10000" office:value-type="float" office:value="20160000" calcext:value-type="float">
            <text:p>20160000</text:p>
          </table:table-cell>
          <table:table-cell office:value-type="string" calcext:value-type="string">
            <text:p>Wrought iron fishbelly 28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5]*[.B5]*12*[.C5]" office:value-type="float" office:value="2880" calcext:value-type="float">
            <text:p>2880</text:p>
          </table:table-cell>
          <table:table-cell table:formula="of:=[.D5]*10000" office:value-type="float" office:value="28800000" calcext:value-type="float">
            <text:p>28800000</text:p>
          </table:table-cell>
          <table:table-cell office:value-type="string" calcext:value-type="string">
            <text:p>Wrought iron fishbelly 35lb/yard</text:p>
          </table:table-cell>
          <table:table-cell office:value-type="string" calcext:value-type="string">
            <text:p>No data available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table:formula="of:=[.A6]*[.B6]*12*[.C6]" office:value-type="float" office:value="14256" calcext:value-type="float">
            <text:p>14256</text:p>
          </table:table-cell>
          <table:table-cell table:formula="of:=[.D6]*10000" office:value-type="float" office:value="142560000" calcext:value-type="float">
            <text:p>142560000</text:p>
          </table:table-cell>
          <table:table-cell office:value-type="string" calcext:value-type="string">
            <text:p>Wrought iron 40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6]+[.D8]+[.D8])/3" office:value-type="float" office:value="23184" calcext:value-type="float">
            <text:p>23184</text:p>
          </table:table-cell>
          <table:table-cell table:formula="of:=[.D7]*10000" office:value-type="float" office:value="231840000" calcext:value-type="float">
            <text:p>231840000</text:p>
          </table:table-cell>
          <table:table-cell office:value-type="string" calcext:value-type="string">
            <text:p>Wrought iron 50lb/yard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2.8" calcext:value-type="float">
            <text:p>12.8</text:p>
          </table:table-cell>
          <table:table-cell table:formula="of:=[.A8]*[.B8]*12*[.C8]" office:value-type="float" office:value="27648" calcext:value-type="float">
            <text:p>27648</text:p>
          </table:table-cell>
          <table:table-cell table:formula="of:=[.D8]*10000" office:value-type="float" office:value="276480000" calcext:value-type="float">
            <text:p>276480000</text:p>
          </table:table-cell>
          <table:table-cell office:value-type="string" calcext:value-type="string">
            <text:p>Wrought iron 60lb/yard</text:p>
          </table:table-cell>
          <table:table-cell office:value-type="string" calcext:value-type="string">
            <text:p>Based on data for 65lb/yard track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table:formula="of:=[.A9]*[.B9]*12*[.C9]" office:value-type="float" office:value="44640" calcext:value-type="float">
            <text:p>44640</text:p>
          </table:table-cell>
          <table:table-cell table:formula="of:=[.D9]*10000" office:value-type="float" office:value="446400000" calcext:value-type="float">
            <text:p>446400000</text:p>
          </table:table-cell>
          <table:table-cell office:value-type="string" calcext:value-type="string">
            <text:p>Wrought iron 75lb/yard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10]*[.B10]*12*[.C10]" office:value-type="float" office:value="57600" calcext:value-type="float">
            <text:p>57600</text:p>
          </table:table-cell>
          <table:table-cell table:formula="of:=[.D10]*10000" office:value-type="float" office:value="576000000" calcext:value-type="float">
            <text:p>576000000</text:p>
          </table:table-cell>
          <table:table-cell office:value-type="string" calcext:value-type="string">
            <text:p>Wrought iron 82lb/yard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.5" calcext:value-type="float">
            <text:p>21.5</text:p>
          </table:table-cell>
          <table:table-cell office:value-type="float" office:value="20" calcext:value-type="float">
            <text:p>20</text:p>
          </table:table-cell>
          <table:table-cell table:formula="of:=[.A11]*[.B11]*12*[.C11]" office:value-type="float" office:value="154800" calcext:value-type="float">
            <text:p>154800</text:p>
          </table:table-cell>
          <table:table-cell table:formula="of:=[.D11]*10000" office:value-type="float" office:value="1548000000" calcext:value-type="float">
            <text:p>1548000000</text:p>
          </table:table-cell>
          <table:table-cell office:value-type="string" calcext:value-type="string">
            <text:p>Steel 80lb/yard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table:formula="of:=[.A12]*[.B12]*12*[.C12]" office:value-type="float" office:value="122880" calcext:value-type="float">
            <text:p>122880</text:p>
          </table:table-cell>
          <table:table-cell table:formula="of:=[.D12]*10000" office:value-type="float" office:value="1228800000" calcext:value-type="float">
            <text:p>1228800000</text:p>
          </table:table-cell>
          <table:table-cell office:value-type="string" calcext:value-type="string">
            <text:p>Steel 70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[.A13]*[.B13]*12*[.C13]" office:value-type="float" office:value="232320" calcext:value-type="float">
            <text:p>232320</text:p>
          </table:table-cell>
          <table:table-cell table:formula="of:=[.D13]*10000" office:value-type="float" office:value="2323200000" calcext:value-type="float">
            <text:p>2323200000</text:p>
          </table:table-cell>
          <table:table-cell office:value-type="string" calcext:value-type="string">
            <text:p>Steel 86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[.A14]*[.B14]*12*[.C14]" office:value-type="float" office:value="274560" calcext:value-type="float">
            <text:p>274560</text:p>
          </table:table-cell>
          <table:table-cell table:formula="of:=[.D14]*10000" office:value-type="float" office:value="2745600000" calcext:value-type="float">
            <text:p>2745600000</text:p>
          </table:table-cell>
          <table:table-cell office:value-type="string" calcext:value-type="string">
            <text:p>Steel 95lb/yard</text:p>
          </table:table-cell>
          <table:table-cell office:value-type="string" calcext:value-type="string">
            <text:p>A long time railway standard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[.A15]*[.B15]*12*[.C15]" office:value-type="float" office:value="316800" calcext:value-type="float">
            <text:p>316800</text:p>
          </table:table-cell>
          <table:table-cell table:formula="of:=[.D15]*10000" office:value-type="float" office:value="3168000000" calcext:value-type="float">
            <text:p>3168000000</text:p>
          </table:table-cell>
          <table:table-cell office:value-type="string" calcext:value-type="string">
            <text:p>Steel 97.5lb/yard</text:p>
          </table:table-cell>
          <table:table-cell office:value-type="string" calcext:value-type="string">
            <text:p>A GWR variant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A16]*[.B16]*12*[.C16]" office:value-type="float" office:value="405000" calcext:value-type="float">
            <text:p>405000</text:p>
          </table:table-cell>
          <table:table-cell table:formula="of:=[.D16]*10000" office:value-type="float" office:value="4050000000" calcext:value-type="float">
            <text:p>4050000000</text:p>
          </table:table-cell>
          <table:table-cell office:value-type="string" calcext:value-type="string">
            <text:p>Steel 109lb/yar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formula="of:=([.D12]*85)/70" office:value-type="float" office:value="149211.428571429" calcext:value-type="float">
            <text:p>149211</text:p>
          </table:table-cell>
          <table:table-cell table:formula="of:=[.D17]*10000" office:value-type="float" office:value="1492114285.71429" calcext:value-type="float">
            <text:p>1492114286</text:p>
          </table:table-cell>
          <table:table-cell office:value-type="string" calcext:value-type="string">
            <text:p>Steel 85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table:formula="of:=[.A18]*[.B18]*12*[.C18]" office:value-type="float" office:value="412800" calcext:value-type="float">
            <text:p>412800</text:p>
          </table:table-cell>
          <table:table-cell table:formula="of:=[.D18]*10000" office:value-type="float" office:value="4128000000" calcext:value-type="float">
            <text:p>4128000000</text:p>
          </table:table-cell>
          <table:table-cell office:value-type="string" calcext:value-type="string">
            <text:p>CWR steel 110lb/yard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.5" calcext:value-type="float">
            <text:p>18.5</text:p>
          </table:table-cell>
          <table:table-cell office:value-type="float" office:value="27" calcext:value-type="float">
            <text:p>27</text:p>
          </table:table-cell>
          <table:table-cell table:formula="of:=[.A19]*[.B19]*12*[.C19]" office:value-type="float" office:value="239760" calcext:value-type="float">
            <text:p>239760</text:p>
          </table:table-cell>
          <table:table-cell table:formula="of:=[.D19]*10000" office:value-type="float" office:value="2397600000" calcext:value-type="float">
            <text:p>2397600000</text:p>
          </table:table-cell>
          <table:table-cell office:value-type="string" calcext:value-type="string">
            <text:p>CWR 98lb/yard</text:p>
          </table:table-cell>
          <table:table-cell office:value-type="string" calcext:value-type="string">
            <text:p>Intended for light use only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formula="of:=[.A20]*[.B20]*12*[.C20]" office:value-type="float" office:value="420000" calcext:value-type="float">
            <text:p>420000</text:p>
          </table:table-cell>
          <table:table-cell table:formula="of:=[.D20]*10000" office:value-type="float" office:value="4200000000" calcext:value-type="float">
            <text:p>42000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Intended for freight use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1]*[.B21]*12*[.C21]" office:value-type="float" office:value="411600" calcext:value-type="float">
            <text:p>411600</text:p>
          </table:table-cell>
          <table:table-cell table:formula="of:=[.D21]*10000" office:value-type="float" office:value="4116000000" calcext:value-type="float">
            <text:p>4116000000</text:p>
          </table:table-cell>
          <table:table-cell office:value-type="string" calcext:value-type="string">
            <text:p>CWR 113lb/yard</text:p>
          </table:table-cell>
          <table:table-cell office:value-type="string" calcext:value-type="string">
            <text:p>Higher speed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A22]*[.B22]*12*[.C22]" office:value-type="float" office:value="423360" calcext:value-type="float">
            <text:p>423360</text:p>
          </table:table-cell>
          <table:table-cell table:formula="of:=[.D22]*10000" office:value-type="float" office:value="4233600000" calcext:value-type="float">
            <text:p>4233600000</text:p>
          </table:table-cell>
          <table:table-cell office:value-type="string" calcext:value-type="string">
            <text:p>CWR 130lb/yard</text:p>
          </table:table-cell>
          <table:table-cell office:value-type="string" calcext:value-type="string">
            <text:p>High speed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A23]*[.B23]*12*[.C23]" office:value-type="float" office:value="360000" calcext:value-type="float">
            <text:p>360000</text:p>
          </table:table-cell>
          <table:table-cell table:formula="of:=[.D23]*10000" office:value-type="float" office:value="3600000000" calcext:value-type="float">
            <text:p>3600000000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Locomotives.A2:Locomotives.K96" table:contains-header="false">
          <table:sort>
            <table:sort-by table:field-number="0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9">00/00/0000</text:date>, <text:time style:data-style-name="N2" text:time-value="00:46:33.97507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7-12-29T16:47:36.925222497</dc:date>
    <meta:editing-duration>P3DT18H7M4S</meta:editing-duration>
    <meta:editing-cycles>91</meta:editing-cycles>
    <meta:generator>LibreOffice/5.1.6.2$Linux_X86_64 LibreOffice_project/10m0$Build-2</meta:generator>
    <dc:creator>James Petts</dc:creator>
    <meta:document-statistic meta:table-count="2" meta:cell-count="1195" meta:object-count="0"/>
  </office:meta>
</office:document-meta>
</file>